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54pt" style:font-size-asian="54pt" style:font-size-complex="54pt"/>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ize="36pt" style:font-size-asian="36pt" style:font-size-complex="36pt"/>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paragraph-properties fo:text-align="center" style:justify-single-word="false"/>
      <style:text-properties fo:font-size="21pt" style:font-size-asian="21pt" style:font-size-complex="21pt"/>
    </style:style>
    <style:style style:name="P7" style:family="paragraph" style:parent-style-name="Standard">
      <style:text-properties fo:font-size="20pt" style:font-size-asian="20pt" style:font-size-complex="20pt"/>
    </style:style>
    <style:style style:name="P8" style:family="paragraph" style:parent-style-name="Standard">
      <style:text-properties fo:font-size="20pt" officeooo:paragraph-rsid="001b1799" style:font-size-asian="20pt" style:font-size-complex="20pt"/>
    </style:style>
    <style:style style:name="P9" style:family="paragraph" style:parent-style-name="Standard">
      <style:text-properties fo:font-size="20pt" officeooo:rsid="001c64f5" officeooo:paragraph-rsid="001c64f5" style:font-size-asian="20pt" style:font-size-complex="20pt"/>
    </style:style>
    <style:style style:name="P10" style:family="paragraph" style:parent-style-name="Standard" style:list-style-name="L1">
      <style:text-properties fo:font-size="32pt" fo:font-weight="bold" style:font-size-asian="32pt" style:font-weight-asian="bold" style:font-size-complex="32pt" style:font-weight-complex="bold"/>
    </style:style>
    <style:style style:name="P11" style:family="paragraph" style:parent-style-name="Standard" style:list-style-name="L2">
      <style:text-properties fo:font-size="32pt" fo:font-weight="bold" style:font-size-asian="32pt" style:font-weight-asian="bold" style:font-size-complex="32pt" style:font-weight-complex="bold"/>
    </style:style>
    <style:style style:name="P12" style:family="paragraph" style:parent-style-name="Standard" style:list-style-name="L3">
      <style:text-properties fo:font-size="32pt" fo:font-weight="bold" style:font-size-asian="32pt" style:font-weight-asian="bold" style:font-size-complex="32pt" style:font-weight-complex="bold"/>
    </style:style>
    <style:style style:name="P13" style:family="paragraph" style:parent-style-name="Standard" style:list-style-name="L4">
      <style:text-properties fo:font-size="32pt" fo:font-weight="bold" style:font-size-asian="32pt" style:font-weight-asian="bold" style:font-size-complex="32pt" style:font-weight-complex="bold"/>
    </style:style>
    <style:style style:name="P14" style:family="paragraph" style:parent-style-name="Standard" style:list-style-name="L5">
      <style:text-properties fo:font-size="36pt" fo:font-weight="bold" officeooo:rsid="001c64f5" officeooo:paragraph-rsid="001c64f5" style:font-size-asian="36pt" style:font-weight-asian="bold" style:font-size-complex="36pt" style:font-weight-complex="bold"/>
    </style:style>
    <style:style style:name="P15" style:family="paragraph" style:parent-style-name="Standard">
      <style:text-properties fo:color="#b2b2b2" loext:opacity="100%" fo:font-size="36pt" officeooo:rsid="001f66a5" officeooo:paragraph-rsid="001f66a5" style:font-size-asian="36pt" style:font-size-complex="36pt"/>
    </style:style>
    <style:style style:name="T1"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Vehicle Parking Management System</text:p>
      <text:p text:style-name="P3"/>
      <text:p text:style-name="P3"/>
      <text:p text:style-name="P5">By</text:p>
      <text:p text:style-name="P4"/>
      <text:p text:style-name="P15">Enter your Name And Rollno</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ate:- Monday, 5 Febuary 2024</text:p>
      <text:p text:style-name="Standard"/>
      <text:p text:style-name="Standard"/>
      <text:p text:style-name="Standard"/>
      <text:p text:style-name="Standard"/>
      <text:p text:style-name="Standard"><text:soft-page-break/></text:p>
      <text:list text:style-name="L1">
        <text:list-item>
          <text:p text:style-name="P10">Introduction:-</text:p>
        </text:list-item>
      </text:list>
      <text:p text:style-name="P1"/>
      <text:p text:style-name="P7">The vehicle Parking Management system is a web-based technology that will manage the records of the incoming and outgoing vehicles in an parking house. It’s an easy for Admin to retrieve the data if the vehicle has been visited through number he can get that data. Vehicle parking management system is an automatic system that delivers data processing in very high speed in a systematic manner.</text:p>
      <text:p text:style-name="P7">The growing urbanization and vehicle population lead to increased parking demands. Managing parking efficiently is crucial for businesses and cities. This document introduces a web-based Vehicle Parking Management System (VPMS) to address these challenges.</text:p>
      <text:p text:style-name="P7"/>
      <text:list text:style-name="L2">
        <text:list-item>
          <text:p text:style-name="P11">Proposed System:-</text:p>
        </text:list-item>
      </text:list>
      <text:p text:style-name="P1"/>
      <text:p text:style-name="P7">The vehicle Parking Management system is a web-based technology that will manage the records of the incoming and outgoing vehicles in an parking house. It’s an easy for Admin to retrieve the data if the vehicle has been visited through number he can get that data. Vehicle parking management system is an automatic system that delivers data processing in very high speed in a systematic manner.</text:p>
      <text:p text:style-name="P7"/>
      <text:list text:style-name="L3">
        <text:list-item>
          <text:p text:style-name="P12"><text:soft-page-break/>Existing System:-</text:p>
        </text:list-item>
      </text:list>
      <text:p text:style-name="P1"/>
      <text:p text:style-name="P7">In the Existing system parking areas have to manually maintain information regarding parking. Information relating to parking details and completion have to be maintained separately. <text:s/>Provide <text:s/>a <text:s/>simpler <text:s/>method <text:s/>to <text:s/>store <text:s/>and <text:s/>access <text:s/>information <text:s/>related <text:s/>to parking slots, availabale slots, booked slots <text:s/>and vehicle. Provide a simple interface which <text:s/>will <text:s/>be <text:s/>easily <text:s/>used <text:s/>without <text:s/>much training. <text:s/>Reduce paperwork <text:s/>and make all related information accessible easily.</text:p>
      <text:p text:style-name="Standard"/>
      <text:list text:style-name="L4">
        <text:list-item>
          <text:p text:style-name="P13">Modules:</text:p>
          <text:p text:style-name="P13"/>
        </text:list-item>
      </text:list>
      <text:p text:style-name="P8">In VPMS we use PHP and MySQL database. This is the project which keeps records of the vehicle which is going to park in the parking area. VPMS has two module i.e. admin, user. </text:p>
      <text:p text:style-name="P8"/>
      <text:p text:style-name="P8"><text:span text:style-name="T1"><text:s/>Admin Dashboard:</text:span> In this sections, admin can briefly view the number of vehicle entries in a particular period.</text:p>
      <text:p text:style-name="P8"><text:s/></text:p>
      <text:p text:style-name="P8"><text:span text:style-name="T1">Category: </text:span>In this section, admin can manage category (add/update/delete). </text:p>
      <text:p text:style-name="P8"/>
      <text:p text:style-name="P8"><text:s/><text:span text:style-name="T1">Add Vehicle:</text:span> In this section, admin add a vehicle which is going to park.</text:p>
      <text:p text:style-name="P8"><text:soft-page-break/><text:s text:c="2"/><text:span text:style-name="T1">Manage Vehicle:</text:span> In this section, admin can manage incoming and outgoing vehicle and admin can also add parking charges and his/her remarks. <text:s/></text:p>
      <text:p text:style-name="P8"/>
      <text:p text:style-name="P8"><text:span text:style-name="T1">Reports: </text:span>In this section admin can generate vehicle entries reports between two dates. <text:s/></text:p>
      <text:p text:style-name="P8"/>
      <text:p text:style-name="P8"><text:span text:style-name="T1">Search:</text:span> In this section, admin can search a particular vehicle by parking number.</text:p>
      <text:p text:style-name="P8"/>
      <text:p text:style-name="P8">Admin can also update his profile, change the password and recover the password. </text:p>
      <text:p text:style-name="P8"/>
      <text:p text:style-name="P8"><text:span text:style-name="T1">Users Dashboard:</text:span> It is welcome page for a user. <text:s/></text:p>
      <text:p text:style-name="P8"/>
      <text:p text:style-name="P8"><text:span text:style-name="T1">View Vehicle:</text:span> In this section, users view the details of vehicle parking which is parked by him/her. <text:s/></text:p>
      <text:p text:style-name="P8"/>
      <text:p text:style-name="P8">Users can also update their profile, change their passwords and recover their passwords </text:p>
      <text:p text:style-name="P8"/>
      <text:list text:style-name="L5">
        <text:list-item>
          <text:p text:style-name="P14">Requirements:-</text:p>
        </text:list-item>
      </text:list>
      <text:p text:style-name="P9"/>
      <text:p text:style-name="P9">Software Requirements:-</text:p>
      <text:p text:style-name="P9"/>
      <text:p text:style-name="P9">Frontend:- HTML, CSS, Jquery, Bootstrap</text:p>
      <text:p text:style-name="P9"/>
      <text:p text:style-name="P9">Backend:- PHP, MySQL.</text:p>
      <text:p text:style-name="P9"><text:soft-page-break/></text:p>
      <text:p text:style-name="P9">Hardware requirements:-</text:p>
      <text:p text:style-name="P9"/>
      <text:p text:style-name="P9">Dual-core 64-bit processor.</text:p>
      <text:p text:style-name="P9"/>
      <text:p text:style-name="P9">Up to 4GB of memory.</text:p>
      <text:p text:style-name="P9"/>
      <text:p text:style-name="P9">Up to 4GB of internal storage</text:p>
      <text:p text:style-name="P9"/>
      <text:p text:style-name="P9">Android 8.0 or abov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4T18:51:22.626000000</meta:creation-date>
    <dc:date>2024-03-05T17:56:13.228000000</dc:date>
    <meta:editing-duration>PT16M32S</meta:editing-duration>
    <meta:editing-cycles>9</meta:editing-cycles>
    <meta:generator>LibreOffice/24.2.0.3$Windows_X86_64 LibreOffice_project/da48488a73ddd66ea24cf16bbc4f7b9c08e9bea1</meta:generator>
    <meta:document-statistic meta:table-count="0" meta:image-count="0" meta:object-count="0" meta:page-count="5" meta:paragraph-count="34" meta:word-count="464" meta:character-count="2955" meta:non-whitespace-character-count="2492"/>
  </office:meta>
</office:document-meta>
</file>